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4.67cm" style:use-optimal-column-width="false"/>
    </style:style>
    <style:style style:name="co2" style:family="table-column">
      <style:table-column-properties style:column-width="14.734cm" style:use-optimal-column-width="false"/>
    </style:style>
    <style:style style:name="co3" style:family="table-column">
      <style:table-column-properties style:column-width="4.968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CA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Group 9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>Recommendations to increase twitter engagement for local non-profi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What is engagement?</text:p>
                <text:p><text:span text:style-name="T1">An interaction with a tweet such as retweeting, liking (‘favorite’)</text:span></text:p>
                <text:p/>
                <text:p>Why is engagement useful? </text:p>
                <text:p><text:span text:style-name="T1">Engagement is useful for a variety of purposes (e.g. increase </text:span><text:span text:style-name="T1">awareness of an issue, increase attendance for an event, etc) <text:s/></text:span><text:span text:style-name="T2">The common point is visibility is increased.</text:span></text:p>
                <text:p text:style-name="P3"/>
                <text:p text:style-name="P3">What metrics will be used to measure engagement in the dataset? </text:p>
              </text:list-header>
            </text:list>
            <text:list text:style-name="L3">
              <text:list-item>
                <text:p text:style-name="P3"><text:span text:style-name="T1">Favourite count</text:span></text:p>
              </text:list-item>
              <text:list-item>
                <text:p text:style-name="P3"><text:span text:style-name="T1">Retweet count</text:span></text:p>
              </text:list-item>
            </text:list>
            <text:list text:style-name="L2">
              <text:list-header>
                <text:p text:style-name="P3"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Objective and Metric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/>
                <text:p>How can we increase retweets and favourites to increase visibility of organizations activity and strengthen network of allies?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ecommendation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header>
                <text:p>The most impactful aspects to increase engagement are engaging other tweets and hashtag management</text:p>
                <text:p/>
                <text:p>Retweet</text:p>
              </text:list-header>
              <text:list-item>
                <text:p><text:span text:style-name="T1">Retweeting itself has little impact even when using hashtags</text:span></text:p>
              </text:list-item>
              <text:list-item>
                <text:p><text:span text:style-name="T1">Engage with specific and relevant, busy accounts – specifically replying and quoting</text:span></text:p>
                <text:p><text:span text:style-name="T1"/></text:p>
                <text:p><text:span text:style-name="T3">Personal Tweet and Hashtag</text:span></text:p>
              </text:list-item>
              <text:list-item>
                <text:p><text:span text:style-name="T1">Make personal tweets and hashtag with these, much more effectiv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Context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>Data Set (brief)</text:p>
              </text:list-item>
              <text:list-item>
                <text:p>Methods we used</text:p>
              </text:list-item>
              <text:list-item>
                <text:p text:style-name="P3">Behaving the same way – bar graphs – very little use of media, hashtags, mostly retweeting</text:p>
              </text:list-item>
              <text:list-item>
                <text:p text:style-name="P3">What are they doing now? Basically retweeting, not using many other items</text:p>
              </text:list-item>
              <text:list-item>
                <text:p text:style-name="P3">What are they getting?</text:p>
              </text:list-item>
              <text:list-item>
                <text:p text:style-name="P3">Distribution of tweets – in third quartile</text:p>
              </text:list-item>
              <text:list-item>
                <text:p text:style-name="P3">Can show effectiveness using farhads corner stuf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ply/Retweet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Potential means of improvement</text:p>
              </text:list-header>
              <text:list-item>
                <text:p>Replying don’t retweet – farhad non-corner graph</text:p>
              </text:list-item>
              <text:list-item>
                <text:p>Be retweeted dont retweet – farhad non-corner graph (further detai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ashtag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Hashtags don’t matter... if you retweet</text:p>
              </text:list-item>
              <text:list-item>
                <text:p>Hashtags can be effective if you reply or tweet</text:p>
              </text:list-item>
              <text:list-item>
                <text:p>Use Douglas graph to imp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iterate recommendations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uture questions</text:p>
          </draw:text-box>
        </draw:frame>
        <draw:frame presentation:style-name="pr4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Which hashtags are globally applicable and locally applicable?</text:p>
              </text:list-item>
              <text:list-item>
                <text:p text:style-name="P1">Let’s try revisiting the topic after a couple of months to see engagement with topic in commun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Rubric</text:p>
          </draw:text-box>
        </draw:frame>
        <draw:frame draw:name="Google Shape;293;p41" draw:style-name="standard" draw:layer="layout" svg:width="24.371cm" svg:height="9.686cm" svg:x="1.487cm" svg:y="4.30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Category</text:span></text:p>
              </table:table-cell>
              <table:table-cell>
                <text:p text:style-name="P5"><text:span text:style-name="T4">Description</text:span></text:p>
              </table:table-cell>
              <table:table-cell>
                <text:p text:style-name="P5"><text:span text:style-name="T4">Rating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Impact</text:span></text:p>
              </table:table-cell>
              <table:table-cell>
                <text:p text:style-name="P6"><text:span text:style-name="T6">Did they articulate </text:span><text:span text:style-name="T6">why their analysis </text:span><text:span text:style-name="T6">will help non-</text:span><text:span text:style-name="T6">profits?</text:span></text:p>
              </table:table-cell>
              <table:table-cell>
                <text:p text:style-name="P5"><text:span text:style-name="T6">1 to 4, low to high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Data visualization</text:span></text:p>
              </table:table-cell>
              <table:table-cell>
                <text:p text:style-name="P6"><text:span text:style-name="T6">Did they provide </text:span><text:span text:style-name="T6">clear and </text:span><text:span text:style-name="T6">aesthetically </text:span><text:span text:style-name="T6">pleasing visuals </text:span><text:span text:style-name="T6">to help present </text:span><text:span text:style-name="T6">their findings?</text:span></text:p>
              </table:table-cell>
              <table:table-cell>
                <text:p text:style-name="P5"><text:span text:style-name="T6">1 to 4, low to high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Communication</text:span></text:p>
              </table:table-cell>
              <table:table-cell>
                <text:p text:style-name="P6"><text:span text:style-name="T6">Were they able to </text:span><text:span text:style-name="T6">articulate the </text:span><text:span text:style-name="T6">findings from their </text:span><text:span text:style-name="T6">analysis?</text:span></text:p>
              </table:table-cell>
              <table:table-cell>
                <text:p text:style-name="P5"><text:span text:style-name="T6">1 to 4, low to high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Innovation</text:span></text:p>
              </table:table-cell>
              <table:table-cell>
                <text:p text:style-name="P6"><text:span text:style-name="T6">Did they learn a </text:span><text:span text:style-name="T6">new tool, </text:span><text:span text:style-name="T6">language, or </text:span><text:span text:style-name="T6">software or create </text:span><text:span text:style-name="T6">an original tool? </text:span><text:span text:style-name="T6">Were they </text:span><text:span text:style-name="T6">innovated in their </text:span><text:span text:style-name="T6">overall analysis?</text:span></text:p>
              </table:table-cell>
              <table:table-cell>
                <text:p text:style-name="P5"><text:span text:style-name="T6">1 to 4, low to high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Vision</text:span></text:p>
              </table:table-cell>
              <table:table-cell>
                <text:p text:style-name="P6"><text:span text:style-name="T6">Do they have a </text:span><text:span text:style-name="T6">clear vision of </text:span><text:span text:style-name="T6">next steps: ways </text:span><text:span text:style-name="T6">to bring these </text:span><text:span text:style-name="T6">ideas to life or </text:span><text:span text:style-name="T6">questions for </text:span><text:span text:style-name="T6">further analysis?</text:span></text:p>
              </table:table-cell>
              <table:table-cell>
                <text:p text:style-name="P5"><text:span text:style-name="T6">1 to 4, low to high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Time limit</text:span></text:p>
              </table:table-cell>
              <table:table-cell>
                <text:p text:style-name="P6"><text:span text:style-name="T6">Did they stay within the time limit?</text:span></text:p>
              </table:table-cell>
              <table:table-cell>
                <text:p text:style-name="P5"><text:span text:style-name="T6">Over by 2 min = -2</text:span></text:p>
                <text:p text:style-name="P5"><text:span text:style-name="T6">Over by 5 min+ = -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7.4cm" svg:height="0.962cm" svg:x="6.6cm" svg:y="14.8cm">
          <draw:text-box>
            <text:p text:style-name="P7">7 minute length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34:07.633778270</meta:creation-date>
    <meta:editing-duration>PT33M56S</meta:editing-duration>
    <meta:editing-cycles>6</meta:editing-cycles>
    <meta:generator>LibreOffice/6.4.7.2$Linux_X86_64 LibreOffice_project/40$Build-2</meta:generator>
    <dc:title>Metropolis</dc:title>
    <dc:date>2021-10-22T21:36:06.265395425</dc:date>
    <meta:document-statistic meta:object-count="63"/>
  </office:meta>
</office:document-meta>
</file>